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800000156DCBA7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4827in" draw:z-index="0"><draw:image xlink:href="Pictures/10000201000002A800000156DCBA7F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Olivarez</meta:initial-creator>
    <meta:creation-date>2014-04-23T22:21:12.08</meta:creation-date>
    <meta:document-statistic meta:table-count="0" meta:image-count="1" meta:object-count="0" meta:page-count="1" meta:paragraph-count="0" meta:word-count="0" meta:character-count="0"/>
    <dc:date>2014-04-23T22:21:57.38</dc:date>
    <dc:creator>Brandon Olivarez</dc:creator>
    <meta:editing-duration>PT45S</meta:editing-duration>
    <meta:editing-cycles>1</meta:editing-cycles>
    <meta:generator>OpenOffice/4.0.1$Win32 OpenOffice.org_project/401m5$Build-9714</meta:generator>
  </office:meta>
</office:document-meta>
</file>